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4-07-15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4-04-09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4-01-0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3-10-05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3-07-11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3-04-06 0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3-01-10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2-10-10 0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2-07-12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2-04-07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2-01-12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1-10-07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1-07-08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1-04-0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1-01-06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0-10-05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0-07-09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0-04-02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20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9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9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9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9-01-09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8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8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8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8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7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7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7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7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6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6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6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6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5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5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5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5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4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4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4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4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3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3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3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3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2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2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2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2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1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1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1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0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0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0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10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9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9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9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9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8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8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8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8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7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7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7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7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6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6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6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6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5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5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5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5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4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4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4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4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3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3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3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3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2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2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2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2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1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1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50</text:p>
          </table:table-cell>
          <table:table-cell office:value-type="string" calcext:value-type="string">
            <text:p>2001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6" meta:object-count="0"/>
    <meta:user-defined meta:name="AppVersion">3.0</meta:user-defined>
  </office:meta>
</office:document-meta>
</file>